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pt"/>
    </style:style>
    <style:style style:name="co2" style:family="table-column">
      <style:table-column-properties fo:break-before="auto" style:column-width="43.51pt"/>
    </style:style>
    <style:style style:name="co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BLS_20_Data_20_Series">
      <style:table-properties table:display="true" style:writing-mode="lr-tb"/>
    </style:style>
    <style:style style:name="ce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2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LS Data Seri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4" table:default-cell-style-name="Default"/>
        <table:table-column table:style-name="co3" table:number-columns-repeated="76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ec</text:p>
          </table:table-cell>
          <table:table-cell table:number-columns-repeated="101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3" office:value-type="float" office:value="4" calcext:value-type="float">
            <text:p>4.0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4" calcext:value-type="float">
            <text:p>4.0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3" table:style-name="ce3" office:value-type="float" office:value="4" calcext:value-type="float">
            <text:p>4.0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4" table:style-name="ce3" office:value-type="float" office:value="3.9" calcext:value-type="float">
            <text:p>3.9</text:p>
          </table:table-cell>
          <table:table-cell table:number-columns-repeated="1011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number-columns-repeated="2" table:style-name="ce3" office:value-type="float" office:value="4.2" calcext:value-type="float">
            <text:p>4.2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" calcext:value-type="float">
            <text:p>5.0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11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number-columns-repeated="3" table:style-name="ce3" office:value-type="float" office:value="5.7" calcext:value-type="float">
            <text:p>5.7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3" table:style-name="ce3" office:value-type="float" office:value="5.8" calcext:value-type="float">
            <text:p>5.8</text:p>
          </table:table-cell>
          <table:table-cell table:number-columns-repeated="3" table:style-name="ce3" office:value-type="float" office:value="5.7" calcext:value-type="float">
            <text:p>5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11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6" calcext:value-type="float">
            <text:p>6.0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2" table:style-name="ce3" office:value-type="float" office:value="6.1" calcext:value-type="float">
            <text:p>6.1</text:p>
          </table:table-cell>
          <table:table-cell table:style-name="ce3" office:value-type="float" office:value="6" calcext:value-type="float">
            <text:p>6.0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11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3" table:style-name="ce3" office:value-type="float" office:value="5.6" calcext:value-type="float">
            <text:p>5.6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2" table:style-name="ce3" office:value-type="float" office:value="5.4" calcext:value-type="float">
            <text:p>5.4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2" table:style-name="ce3" office:value-type="float" office:value="5.4" calcext:value-type="float">
            <text:p>5.4</text:p>
          </table:table-cell>
          <table:table-cell table:number-columns-repeated="101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2" table:style-name="ce3" office:value-type="float" office:value="5.2" calcext:value-type="float">
            <text:p>5.2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2" table:style-name="ce3" office:value-type="float" office:value="5" calcext:value-type="float">
            <text:p>5.0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3" table:style-name="ce3" office:value-type="float" office:value="5" calcext:value-type="float">
            <text:p>5.0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11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2" table:style-name="ce3" office:value-type="float" office:value="4.7" calcext:value-type="float">
            <text:p>4.7</text:p>
          </table:table-cell>
          <table:table-cell table:number-columns-repeated="2" table:style-name="ce3" office:value-type="float" office:value="4.6" calcext:value-type="float">
            <text:p>4.6</text:p>
          </table:table-cell>
          <table:table-cell table:number-columns-repeated="2" table:style-name="ce3" office:value-type="float" office:value="4.7" calcext:value-type="float">
            <text:p>4.7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3" table:style-name="ce3" office:value-type="float" office:value="4.7" calcext:value-type="float">
            <text:p>4.7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11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3" office:value-type="float" office:value="5" calcext:value-type="float">
            <text:p>5.0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" calcext:value-type="float">
            <text:p>5.0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2" table:style-name="ce3" office:value-type="float" office:value="6.1" calcext:value-type="float">
            <text:p>6.1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.3" calcext:value-type="float">
            <text:p>7.3</text:p>
          </table:table-cell>
          <table:table-cell table:number-columns-repeated="1011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9.5" calcext:value-type="float">
            <text:p>9.5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10" calcext:value-type="float">
            <text:p>10.0</text:p>
          </table:table-cell>
          <table:table-cell table:number-columns-repeated="2" table:style-name="ce3"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number-columns-repeated="2" table:style-name="ce3" office:value-type="float" office:value="9.8" calcext:value-type="float">
            <text:p>9.8</text:p>
          </table:table-cell>
          <table:table-cell table:number-columns-repeated="2" table:style-name="ce3" office:value-type="float" office:value="9.9" calcext:value-type="float">
            <text:p>9.9</text:p>
          </table:table-cell>
          <table:table-cell table:style-name="ce3" office:value-type="float" office:value="9.6" calcext:value-type="float">
            <text:p>9.6</text:p>
          </table:table-cell>
          <table:table-cell table:number-columns-repeated="2"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9.5" calcext:value-type="float">
            <text:p>9.5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2" table:style-name="ce3" office:value-type="float" office:value="9" calcext:value-type="float">
            <text:p>9.0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3" table:style-name="ce3" office:value-type="float" office:value="9" calcext:value-type="float">
            <text:p>9.0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number-columns-repeated="2" table:style-name="ce3" office:value-type="float" office:value="8.3" calcext:value-type="float">
            <text:p>8.3</text:p>
          </table:table-cell>
          <table:table-cell table:number-columns-repeated="5" table:style-name="ce3" office:value-type="float" office:value="8.2" calcext:value-type="float">
            <text:p>8.2</text:p>
          </table:table-cell>
          <table:table-cell table:style-name="ce3" office:value-type="float" office:value="8.1" calcext:value-type="float">
            <text:p>8.1</text:p>
          </table:table-cell>
          <table:table-cell table:number-columns-repeated="2" table:style-name="ce3" office:value-type="float" office:value="7.8" calcext:value-type="float">
            <text:p>7.8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7.9" calcext:value-type="float">
            <text:p>7.9</text:p>
          </table:table-cell>
          <table:table-cell table:number-columns-repeated="1011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.6" calcext:value-type="float">
            <text:p>7.6</text:p>
          </table:table-cell>
          <table:table-cell table:number-columns-repeated="2" table:style-name="ce3" office:value-type="float" office:value="7.5" calcext:value-type="float">
            <text:p>7.5</text:p>
          </table:table-cell>
          <table:table-cell table:number-columns-repeated="2" table:style-name="ce3" office:value-type="float" office:value="7.3" calcext:value-type="float">
            <text:p>7.3</text:p>
          </table:table-cell>
          <table:table-cell table:number-columns-repeated="2" table:style-name="ce3" office:value-type="float" office:value="7.2" calcext:value-type="float">
            <text:p>7.2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11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2" table:style-name="ce3" office:value-type="float" office:value="6.7" calcext:value-type="float">
            <text:p>6.7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2" table:style-name="ce3" office:value-type="float" office:value="6.2" calcext:value-type="float">
            <text:p>6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2" table:style-name="ce3" office:value-type="float" office:value="5.4" calcext:value-type="float">
            <text:p>5.4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4" table:style-name="ce3" office:value-type="float" office:value="5" calcext:value-type="float">
            <text:p>5.0</text:p>
          </table:table-cell>
          <table:table-cell table:number-columns-repeated="1011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number-columns-repeated="2" table:style-name="ce3" office:value-type="float" office:value="4.9" calcext:value-type="float">
            <text:p>4.9</text:p>
          </table:table-cell>
          <table:table-cell table:number-columns-repeated="2" table:style-name="ce3" office:value-type="float" office:value="5" calcext:value-type="float">
            <text:p>5.0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4" table:style-name="ce3" office:value-type="float" office:value="4.9" calcext:value-type="float">
            <text:p>4.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11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</number:number-style>
    <number:currency-style style:name="N126">
      <number:currency-symbol/>
      <number:number number:decimal-places="0" loext:min-decimal-places="0" number:min-integer-digits="1"/>
    </number:currency-style>
    <number:number-style style:name="N127">
      <number:number number:decimal-places="1" loext:min-decimal-places="1" number:min-integer-digits="1"/>
    </number:number-style>
    <number:currency-style style:name="N128">
      <number:currency-symbol/>
      <number:number number:decimal-places="1" loext:min-decimal-places="1" number:min-integer-digits="1"/>
    </number:currency-style>
    <number:number-style style:name="N129">
      <number:number number:decimal-places="2" loext:min-decimal-places="2" number:min-integer-digits="1"/>
    </number:number-style>
    <number:currency-style style:name="N130">
      <number:currency-symbol/>
      <number:number number:decimal-places="2" loext:min-decimal-places="2" number:min-integer-digits="1"/>
    </number:currency-style>
    <number:number-style style:name="N131">
      <number:number number:decimal-places="3" loext:min-decimal-places="3" number:min-integer-digits="1"/>
    </number:number-style>
    <number:currency-style style:name="N132">
      <number:currency-symbol/>
      <number:number number:decimal-places="3" loext:min-decimal-places="3" number:min-integer-digits="1"/>
    </number:currency-style>
    <number:number-style style:name="N133">
      <number:number number:decimal-places="4" loext:min-decimal-places="4" number:min-integer-digits="1"/>
    </number:number-style>
    <number:currency-style style:name="N134">
      <number:currency-symbol/>
      <number:number number:decimal-places="4" loext:min-decimal-places="4" number:min-integer-digits="1"/>
    </number:currency-style>
    <number:number-style style:name="N135">
      <number:number number:decimal-places="5" loext:min-decimal-places="5" number:min-integer-digits="1"/>
    </number:number-style>
    <number:currency-style style:name="N136">
      <number:currency-symbol/>
      <number:number number:decimal-places="5" loext:min-decimal-places="5" number:min-integer-digits="1"/>
    </number:currency-style>
    <number:number-style style:name="N137">
      <number:number number:decimal-places="6" loext:min-decimal-places="6" number:min-integer-digits="1"/>
    </number:number-style>
    <number:currency-style style:name="N138">
      <number:currency-symbol/>
      <number:number number:decimal-places="6" loext:min-decimal-places="6" number:min-integer-digits="1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32.4pt" fo:margin-left="0pt" fo:margin-right="0pt" fo:margin-bottom="21.4pt"/>
      </style:header-style>
      <style:footer-style>
        <style:header-footer-properties fo:min-height="32.4pt" fo:margin-left="0pt" fo:margin-right="0pt" fo:margin-top="21.4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S_20_Data_20_Series" style:display-name="PageStyle_BLS Data Series" style:page-layout-name="Mpm3">
      <style:header>
        <text:p><text:span text:style-name="MT1">Bureau of Labor Statistics</text:span></text:p>
      </style:header>
      <style:header-left style:display="false"/>
      <style:footer>
        <style:region-left>
          <text:p><text:span text:style-name="MT1">Source: Bureau of Labor Statistics</text:span></text:p>
        </style:region-left>
        <style:region-right>
          <text:p><text:span text:style-name="MT1">Generated on: June 4, 2017 (01:22:27 PM)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7:22:27</meta:creation-date>
    <meta:initial-creator>Apache POI</meta:initial-creator>
    <meta:generator>LibreOffice/5.1.6.2$Linux_X86_64 LibreOffice_project/10m0$Build-2</meta:generator>
    <dc:date>2017-06-08T01:19:20.335823890</dc:date>
    <meta:editing-duration>PT15S</meta:editing-duration>
    <meta:editing-cycles>1</meta:editing-cycles>
    <meta:document-statistic meta:table-count="1" meta:cell-count="234" meta:object-count="0"/>
  </office:meta>
</office:document-meta>
</file>